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18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75.25mm"/>
    </style:style>
    <style:style style:name="co7" style:family="table-column">
      <style:table-column-properties fo:break-before="auto" style:column-width="68.16mm"/>
    </style:style>
    <style:style style:name="co8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95511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39551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LAB_anaacte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1" table:default-cell-style-name="ce2"/>
        <table:table-column table:style-name="co4" table:default-cell-style-name="ce8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NACTES</text:p>
          </table:table-cell>
          <table:covered-table-cell table:style-name="ce5"/>
          <table:covered-table-cell table:style-name="ce7"/>
          <table:table-cell/>
          <table:table-cell table:style-name="ce4" office:value-type="string" calcext:value-type="string" table:number-columns-spanned="2" table:number-rows-spanned="1">
            <text:p>ESPECES</text:p>
          </table:table-cell>
          <table:covered-table-cell table:style-name="ce7"/>
          <table:table-cell/>
          <table:table-cell table:style-name="ce4" office:value-type="string" calcext:value-type="string" table:number-columns-spanned="2" table:number-rows-spanned="1">
            <text:p>QTTS</text:p>
          </table:table-cell>
          <table:covered-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R</text:p>
          </table:table-cell>
          <table:table-cell office:value-type="string" calcext:value-type="string">
            <text:p>coproscopi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tits ruminant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vale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ER</text:p>
          </table:table-cell>
          <table:table-cell office:value-type="string" calcext:value-type="string">
            <text:p>test de baerman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vin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estim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EM</text:p>
          </table:table-cell>
          <table:table-cell office:value-type="string" calcext:value-type="string">
            <text:p>taux d'Haemoch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prin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pres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matériel d'envo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équins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pourcent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prétation des résultat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vin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SI</text:p>
          </table:table-cell>
          <table:table-cell office:value-type="string" calcext:value-type="string">
            <text:p>visite d'élevag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orcins</text:p>
          </table:table-cell>
          <table:table-cell/>
          <table:table-cell table:style-name="ce4" office:value-type="string" calcext:value-type="string" table:number-columns-spanned="2" table:number-rows-spanned="1">
            <text:p>TVA</text:p>
          </table:table-cell>
          <table:covered-table-cell table:style-name="ce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PL</text:p>
          </table:table-cell>
          <table:table-cell office:value-type="string" calcext:value-type="string">
            <text:p>frais de déplacement (par km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evau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office:value-type="float" office:value="0.2" calcext:value-type="float">
            <text:p>0,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ELA</text:p>
          </table:table-cell>
          <table:table-cell table:style-name="ce9" office:value-type="string" calcext:value-type="string">
            <text:p>réalisation du mélange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âne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8" office:value-type="float" office:value="0.1" calcext:value-type="float">
            <text:p>0,1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 office:value-type="float" office:value="3" calcext:value-type="float">
            <text:p>3</text:p>
          </table:table-cell>
          <table:table-cell table:style-name="ce8" office:value-type="float" office:value="0.055" calcext:value-type="float">
            <text:p>0,055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AITEMS</text:p>
          </table:table-cell>
          <table:covered-table-cell table:style-name="ce5"/>
          <table:covered-table-cell table:style-name="ce7"/>
          <table:table-cell/>
          <table:table-cell table:style-name="ce4" office:value-type="string" calcext:value-type="string" table:number-columns-spanned="2" table:number-rows-spanned="1">
            <text:p>ICONES</text:p>
          </table:table-cell>
          <table:covered-table-cell table:style-name="ce7"/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GIN</text:p>
          </table:table-cell>
          <table:table-cell office:value-type="string" calcext:value-type="string">
            <text:p>strongles gastro-intestina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fault.sv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MA</text:p>
          </table:table-cell>
          <table:table-cell office:value-type="string" calcext:value-type="string">
            <text:p>nématodiru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v.svg</text:p>
          </table:table-cell>
          <table:table-cell/>
          <table:table-cell table:style-name="ce4" office:value-type="string" calcext:value-type="string" table:number-columns-spanned="2" table:number-rows-spanned="1">
            <text:p>UNITES</text:p>
          </table:table-cell>
          <table:covered-table-cell table:style-name="ce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C</text:p>
          </table:table-cell>
          <table:table-cell office:value-type="string" calcext:value-type="string">
            <text:p>trichuri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p.svg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o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Y</text:p>
          </table:table-cell>
          <table:table-cell office:value-type="string" calcext:value-type="string">
            <text:p>strongyloïd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v.svg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ookys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CC</text:p>
          </table:table-cell>
          <table:table-cell office:value-type="string" calcext:value-type="string">
            <text:p>coccidi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v.svg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larv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strongles respiratoir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.svg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CR</text:p>
          </table:table-cell>
          <table:table-cell office:value-type="string" calcext:value-type="string">
            <text:p>petite douv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.svg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C</text:p>
          </table:table-cell>
          <table:table-cell office:value-type="string" calcext:value-type="string">
            <text:p>grande douv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out.svg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IS</text:p>
          </table:table-cell>
          <table:table-cell office:value-type="string" calcext:value-type="string">
            <text:p>paramphistom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pr.svg</text:p>
          </table:table-cell>
          <table:table-cell/>
          <table:table-cell table:style-name="ce4" office:value-type="string" calcext:value-type="string" table:number-columns-spanned="2" table:number-rows-spanned="1">
            <text:p>USERTYPES</text:p>
          </table:table-cell>
          <table:covered-table-cell table:style-name="ce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EM</text:p>
          </table:table-cell>
          <table:table-cell office:value-type="string" calcext:value-type="string">
            <text:p>haemonch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aer.svg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éleveur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MONI</text:p>
          </table:table-cell>
          <table:table-cell table:style-name="ce9" office:value-type="string" calcext:value-type="string">
            <text:p>moniezia expansa (ténia)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leveur.svg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laboratoire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abo.svg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vétérinaire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ALYSES</text:p>
          </table:table-cell>
          <table:covered-table-cell table:style-name="ce5"/>
          <table:covered-table-cell table:style-name="ce7"/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ebmin.svg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roscopie (petits ruminants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veto.sv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roscopie (bovin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aem.sv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proscopie (équins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ack.svg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 de baermann (petits ruminants)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inte.sv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 de baermann (bovins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visi.svg</text:p>
          </table:table-cell>
          <table:table-cell table:number-columns-repeated="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pourcentage d'Haemonchus (petits ruminants)</text:p>
          </table:table-cell>
          <table:table-cell table:style-name="ce9"/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pl.svg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ela.svg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ANAPACKS</text:p>
          </table:table-cell>
          <table:covered-table-cell table:style-name="ce5"/>
          <table:covered-table-cell table:style-name="ce7"/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sers.svg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roscopie simpl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uiv.sv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roscopie avec interprétation</text:p>
          </table:table-cell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resi.sv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ivi de campagne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 de résistance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proscopie + identification Haemonchus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site d'élevage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test de Baermann</text:p>
          </table:table-cell>
          <table:table-cell table:style-name="ce9"/>
          <table:table-cell/>
          <table:table-cell table:style-name="Default" table:number-columns-repeated="2"/>
          <table:table-cell table:number-columns-repeated="3"/>
        </table:table-row>
      </table:table>
      <table:table table:name="LAB_anaitems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GIN</text:p>
          </table:table-cell>
          <table:table-cell office:value-type="string" calcext:value-type="string">
            <text:p>strongles gastro-intestina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MA</text:p>
          </table:table-cell>
          <table:table-cell office:value-type="string" calcext:value-type="string">
            <text:p>nématodir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C</text:p>
          </table:table-cell>
          <table:table-cell office:value-type="string" calcext:value-type="string">
            <text:p>trichur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Y</text:p>
          </table:table-cell>
          <table:table-cell office:value-type="string" calcext:value-type="string">
            <text:p>strongyloïd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CC</text:p>
          </table:table-cell>
          <table:table-cell office:value-type="string" calcext:value-type="string">
            <text:p>coccidi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strongles respiratoir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CR</text:p>
          </table:table-cell>
          <table:table-cell office:value-type="string" calcext:value-type="string">
            <text:p>petite dou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C</text:p>
          </table:table-cell>
          <table:table-cell office:value-type="string" calcext:value-type="string">
            <text:p>grande dou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IS</text:p>
          </table:table-cell>
          <table:table-cell office:value-type="string" calcext:value-type="string">
            <text:p>paramphisto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EM</text:p>
          </table:table-cell>
          <table:table-cell office:value-type="string" calcext:value-type="string">
            <text:p>haemonchu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I</text:p>
          </table:table-cell>
          <table:table-cell office:value-type="string" calcext:value-type="string">
            <text:p>moniezia expansa (ténia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AB_analyses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roscopie (petits ruminants)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roscopie (bovins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proscopie (équins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 de baermann (petits ruminant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 de baermann (bovins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urcentage d'Haemonchus (petits ruminants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LAB_anapacks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roscopie simple</text:p>
          </table:table-cell>
          <table:table-cell office:value-type="string" calcext:value-type="string">
            <text:p>coproscopie sans interprétation</text:p>
          </table:table-cell>
          <table:table-cell office:value-type="string" calcext:value-type="string">
            <text:p>il s'agit d'une coproscopie sur 1 prélèvement dont l'interprétation des résultats est faite par votre vétérinai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roscopie avec interprétation</text:p>
          </table:table-cell>
          <table:table-cell office:value-type="string" calcext:value-type="string">
            <text:p>coproscopie + interprétation</text:p>
          </table:table-cell>
          <table:table-cell office:value-type="string" calcext:value-type="string">
            <text:p>il s'agit d'une coproscopie sur 1 prélèvement accompagnée d'une interprétation réalisée par nous-mêmes en fonction des informations que vous nous avez fourni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ivi de campagne</text:p>
          </table:table-cell>
          <table:table-cell office:value-type="string" calcext:value-type="string">
            <text:p>3 coproscopie sur 3 prélèvement + 3 interprétations</text:p>
          </table:table-cell>
          <table:table-cell office:value-type="string" calcext:value-type="string">
            <text:p>Il s'agit de vous accompagner dans le suivi de votre troupeau au cours de la saison de pâturage. Nous effectuerons trois séries de coproscopies avec à chaque fois trois échantillons et une interprétation à chaque analyse plus une interprétation global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 de résistance</text:p>
          </table:table-cell>
          <table:table-cell office:value-type="string" calcext:value-type="string">
            <text:p>deux coproscopies sur deux prélèvements + 1 interprétation</text:p>
          </table:table-cell>
          <table:table-cell office:value-type="string" calcext:value-type="string">
            <text:p>Il s'agit de contrôler l'absence de résistance vis-à-vis du vermifuge que vous utilisez. Nous réaliserons deux séries de coproscopies, avec chaque fois deux échantillons (traités - témoins) et une interprétation après la 2ème analy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proscopie + identification Haemonchus</text:p>
          </table:table-cell>
          <table:table-cell office:value-type="string" calcext:value-type="string">
            <text:p>coproscopie + comptage Haemonchus</text:p>
          </table:table-cell>
          <table:table-cell office:value-type="string" calcext:value-type="string">
            <text:p>Il s'agit d'évaluer le risque pour le troupeau de l'impact d'Haemonchus contortus. Nous réalisons une coproscopie suivie d'un comptage du nombre d'Haemonchus et les résultats sont accompagnés d'une interprétati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site d'élevage</text:p>
          </table:table-cell>
          <table:table-cell office:value-type="string" calcext:value-type="string">
            <text:p>visite d'élevage + déplacement</text:p>
          </table:table-cell>
          <table:table-cell office:value-type="string" calcext:value-type="string">
            <text:p>il s'agit d'une visite d'élevage pour analyser plus en détail la question du parasitisme dans votre élevag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 de Baermann</text:p>
          </table:table-cell>
          <table:table-cell office:value-type="string" calcext:value-type="string">
            <text:p>Recherche de larves de strongles respiratoires</text:p>
          </table:table-cell>
          <table:table-cell office:value-type="string" calcext:value-type="string">
            <text:p>il s'agit d'une technique particulière permettant de mettre en évidence les larves de strongles respiratoires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LAB_demandes" table:style-name="ta1">
        <table:table-column table:style-name="co1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019-11-06 00:00: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-11-01 00:00:00</text:p>
          </table:table-cell>
          <table:table-cell office:value-type="string" calcext:value-type="string">
            <text:p>2019-11-02 00:00:00</text:p>
          </table:table-cell>
          <table:table-cell table:number-columns-repeated="2" office:value-type="string" calcext:value-type="string">
            <text:p>2019-11-06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019-11-02 00:00:00</text:p>
          </table:table-cell>
          <table:table-cell table:number-columns-repeated="2" office:value-type="string" calcext:value-type="string">
            <text:p>2019-11-05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19-11-03 00:00:0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9 00:00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table table:name="LAB_eleveurs" table:style-name="ta1">
        <table:table-column table:style-name="co1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000000</text:p>
          </table:table-cell>
          <table:table-cell office:value-type="string" calcext:value-type="string">
            <text:p>125 allée des alouet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300</text:p>
          </table:table-cell>
          <table:table-cell office:value-type="string" calcext:value-type="string">
            <text:p>Barbièr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6012345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111111</text:p>
          </table:table-cell>
          <table:table-cell office:value-type="string" calcext:value-type="string">
            <text:p>125 allée des alouet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300</text:p>
          </table:table-cell>
          <table:table-cell office:value-type="string" calcext:value-type="string">
            <text:p>Combov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6012345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222222</text:p>
          </table:table-cell>
          <table:table-cell office:value-type="string" calcext:value-type="string">
            <text:p>125 allée des alouettes</text:p>
          </table:table-cell>
          <table:table-cell office:value-type="string" calcext:value-type="string">
            <text:p>quartier des renards</text:p>
          </table:table-cell>
          <table:table-cell office:value-type="string" calcext:value-type="string">
            <text:p>26300</text:p>
          </table:table-cell>
          <table:table-cell office:value-type="string" calcext:value-type="string">
            <text:p>Saint Vincent la Commander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6012345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333333</text:p>
          </table:table-cell>
          <table:table-cell office:value-type="string" calcext:value-type="string">
            <text:p>125 allée des alouet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6300</text:p>
          </table:table-cell>
          <table:table-cell office:value-type="string" calcext:value-type="string">
            <text:p>Rochefort-Sams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6012345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table table:name="LAB_especes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its ruminants</text:p>
          </table:table-cell>
          <table:table-cell office:value-type="string" calcext:value-type="string">
            <text:p>group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ins</text:p>
          </table:table-cell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rins</text:p>
          </table:table-cell>
          <table:table-cell office:value-type="string" calcext:value-type="string">
            <text:p>simp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quins</text:p>
          </table:table-cell>
          <table:table-cell office:value-type="string" calcext:value-type="string">
            <text:p>group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vins</text:p>
          </table:table-cell>
          <table:table-cell office:value-type="string" calcext:value-type="string">
            <text:p>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rcins</text:p>
          </table:table-cell>
          <table:table-cell office:value-type="string" calcext:value-type="string">
            <text:p>simp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vaux</text:p>
          </table:table-cell>
          <table:table-cell office:value-type="string" calcext:value-type="string">
            <text:p>simp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ânes</text:p>
          </table:table-cell>
          <table:table-cell office:value-type="string" calcext:value-type="string">
            <text:p>simple</text:p>
          </table:table-cell>
          <table:table-cell office:value-type="float" office:value="4" calcext:value-type="float">
            <text:p>4</text:p>
          </table:table-cell>
        </table:table-row>
      </table:table>
      <table:table table:name="LAB_factures" table:style-name="ta1"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2" calcext:value-type="float">
            <text:p>35,2</text:p>
          </table:table-cell>
          <table:table-cell office:value-type="float" office:value="42.24" calcext:value-type="float">
            <text:p>42,24</text:p>
          </table:table-cell>
          <table:table-cell office:value-type="string" calcext:value-type="string">
            <text:p>2019-11-06 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1-07 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.3" calcext:value-type="float">
            <text:p>46,3</text:p>
          </table:table-cell>
          <table:table-cell office:value-type="float" office:value="55.56" calcext:value-type="float">
            <text:p>55,56</text:p>
          </table:table-cell>
          <table:table-cell office:value-type="string" calcext:value-type="string">
            <text:p>2019-11-05 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1-06 00:0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.2" calcext:value-type="float">
            <text:p>135,2</text:p>
          </table:table-cell>
          <table:table-cell office:value-type="float" office:value="162.24" calcext:value-type="float">
            <text:p>162,24</text:p>
          </table:table-cell>
          <table:table-cell office:value-type="string" calcext:value-type="string">
            <text:p>2019-11-06 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1-06 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1-15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table table:name="LAB_failed_jobs" table:style-name="ta1">
        <table:table-column table:style-name="co1" table:default-cell-style-name="Default"/>
        <table:table-row table:style-name="ro1">
          <table:table-cell/>
        </table:table-row>
      </table:table>
      <table:table table:name="LAB_icone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.sv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v.sv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p.sv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v.sv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.sv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.sv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.sv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ut.sv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pr.s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er.sv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eveur.sv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bo.sv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bmin.sv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to.sv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em.sv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ck.sv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e.sv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i.sv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pl.sv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la.sv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sers.sv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iv.sv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i.svg</text:p>
          </table:table-cell>
        </table:table-row>
      </table:table>
      <table:table table:name="LAB_labos" table:style-name="ta1"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bouy.svg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ebre.svg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table table:name="LAB_migra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LAB_password_resets" table:style-name="ta1">
        <table:table-column table:style-name="co1" table:default-cell-style-name="Default"/>
        <table:table-row table:style-name="ro1">
          <table:table-cell/>
        </table:table-row>
      </table:table>
      <table:table table:name="LAB_prelevements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enai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g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ltipar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mipar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sta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2019-11-06 00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e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6-02 00:00:00</text:p>
          </table:table-cell>
          <table:table-cell office:value-type="string" calcext:value-type="string">
            <text:p>2019-06-05 00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2019-11-06 00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t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-11-03 00:00:00</text:p>
          </table:table-cell>
          <table:table-cell office:value-type="string" calcext:value-type="string">
            <text:p>2019-11-06 00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igr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vrett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r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me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8-02 00:00:00</text:p>
          </table:table-cell>
          <table:table-cell office:value-type="string" calcext:value-type="string">
            <text:p>2019-08-05 00:00:00</text:p>
          </table:table-cell>
        </table:table-row>
      </table:table>
      <table:table table:name="LAB_qtt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im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s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urcentage</text:p>
          </table:table-cell>
        </table:table-row>
      </table:table>
      <table:table table:name="LAB_resultats" table:style-name="ta1">
        <table:table-column table:style-name="co1" table:number-columns-repeated="6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019-11-02 00:00:00</text:p>
          </table:table-cell>
          <table:table-cell office:value-type="string" calcext:value-type="string">
            <text:p>2019-11-06 00:00: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6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08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19-11-08 00:00: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11-06 00:00:00</text:p>
          </table:table-cell>
          <table:table-cell office:value-type="string" calcext:value-type="string">
            <text:p>2019-11-08 00:00:00</text:p>
          </table:table-cell>
        </table:table-row>
      </table:table>
      <table:table table:name="LAB_tva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B_unite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okyst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rv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</table:table>
      <table:table table:name="LAB_users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hel BOUY</text:p>
          </table:table-cell>
          <table:table-cell office:value-type="string" calcext:value-type="string">
            <text:p>michel.bouy@fibl.or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$2y$10$0s8ucWGifMZCJVlAY7DtieORP1Pc9y/HtwUDJcLBA1h1YHLnUAWL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élie LEBRE</text:p>
          </table:table-cell>
          <table:table-cell office:value-type="string" calcext:value-type="string">
            <text:p>amelie.lebre@fibl.or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$2y$10$74iIs3f/40g8MorLWZMkPONRFP458YFpqYbFgs4CeYZixNK0EB2x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veur</text:p>
          </table:table-cell>
          <table:table-cell office:value-type="string" calcext:value-type="string">
            <text:p>eleveur@vache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$2y$10$7ZbvwbTthI6thH5G.rKNuuGex3Ynd/QHqdPrU9iTeVckWofZSKWH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cun vétérinaire</text:p>
          </table:table-cell>
          <table:table-cell office:value-type="string" calcext:value-type="string">
            <text:p>michelange@wanadoo.f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$2y$10$OYT/xfw82xDEO6ygbwUeNO0.5g1VecgFVSM3PeF2cdISCYLMtuHou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ikor</text:p>
          </table:table-cell>
          <table:table-cell office:value-type="string" calcext:value-type="string">
            <text:p>antikor@orange.f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$2y$10$yr2DVdbHyYWute2VGl0DK.xHK5ufs1ZNip620Ak7HuYrU5LRMiOs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EC de la lune</text:p>
          </table:table-cell>
          <table:table-cell office:value-type="string" calcext:value-type="string">
            <text:p>gaeclune@vache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$2y$10$z0SAkEKi5uqUjq3nBtWa4OUgidg59nLyR1TjwM2MJ/xpWcp2J8ke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L des étoiles</text:p>
          </table:table-cell>
          <table:table-cell office:value-type="string" calcext:value-type="string">
            <text:p>earletoiles@vache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$2y$10$EGcJSuG.luiP3wXvkRHjeev8UsztTNtb2nnsUu/sNMVhnPp1Xz4O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EA des galaxies</text:p>
          </table:table-cell>
          <table:table-cell office:value-type="string" calcext:value-type="string">
            <text:p>scea@vache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$2y$10$smj.xvKraJWGr8STnDzCEe8aWOGSCtZSu1UKh6a4vZ8qQGJs3mr6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table table:name="LAB_usertypes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éleve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eve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borato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oratoi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étérinai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terinaire</text:p>
          </table:table-cell>
        </table:table-row>
      </table:table>
      <table:table table:name="LAB_vetos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0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3018</text:p>
          </table:table-cell>
          <table:table-cell office:value-type="string" calcext:value-type="string">
            <text:p>26300</text:p>
          </table:table-cell>
          <table:table-cell office:value-type="string" calcext:value-type="string">
            <text:p>0475472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meta:initial-creator>phpMyAdmin 5.0.0-alpha1</meta:initial-creator>
    <meta:creation-date>2019-12-01T07:13:30</meta:creation-date>
    <dc:date>2019-12-01T07:24:06.371255309</dc:date>
    <meta:editing-duration>PT9M4S</meta:editing-duration>
    <meta:editing-cycles>2</meta:editing-cycles>
    <meta:document-statistic meta:table-count="21" meta:cell-count="1317" meta:object-count="0"/>
  </office:meta>
</office:document-meta>
</file>